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4444in" fo:margin-left="1.1569in" table:align="left"/>
    </style:style>
    <style:style style:name="Table1.A" style:family="table-column">
      <style:table-column-properties style:column-width="0.359in"/>
    </style:style>
    <style:style style:name="Table1.B" style:family="table-column">
      <style:table-column-properties style:column-width="1.5681in"/>
    </style:style>
    <style:style style:name="Table1.C" style:family="table-column">
      <style:table-column-properties style:column-width="1.0188in"/>
    </style:style>
    <style:style style:name="Table1.D" style:family="table-column">
      <style:table-column-properties style:column-width="0.5319in"/>
    </style:style>
    <style:style style:name="Table1.E" style:family="table-column">
      <style:table-column-properties style:column-width="0.9667in"/>
    </style:style>
    <style:style style:name="Table1.A1" style:family="table-cell">
      <style:table-cell-properties style:vertical-align="middle" style:border-line-width-left="0in 0.0014in 0.0007in" style:border-line-width-top="0in 0.0014in 0.0007in" style:border-line-width-bottom="0in 0.0014in 0.0007in" fo:padding="0.0313in" fo:border-left="0.05pt double #808080" fo:border-right="none" fo:border-top="0.05pt double #808080" fo:border-bottom="0.05pt double #808080"/>
    </style:style>
    <style:style style:name="Table1.B1" style:family="table-cell">
      <style:table-cell-properties style:border-line-width-left="0in 0.0014in 0.0007in" style:border-line-width-top="0in 0.0014in 0.0007in" style:border-line-width-bottom="0in 0.0014in 0.0007in" fo:padding="0.0313in" fo:border-left="0.05pt double #808080" fo:border-right="none" fo:border-top="0.05pt double #808080" fo:border-bottom="0.05pt double #808080"/>
    </style:style>
    <style:style style:name="Table1.E1" style:family="table-cell">
      <style:table-cell-properties style:vertical-align="middle" style:border-line-width="0in 0.0014in 0.0007in" fo:padding="0.0313in" fo:border="0.05pt double #808080"/>
    </style:style>
    <style:style style:name="Table1.A2" style:family="table-cell">
      <style:table-cell-properties style:vertical-align="middle" style:border-line-width-left="0in 0.0014in 0.0007in" style:border-line-width-bottom="0in 0.0014in 0.0007in" fo:padding="0.0313in" fo:border-left="0.05pt double #808080" fo:border-right="none" fo:border-top="none" fo:border-bottom="0.05pt double #808080"/>
    </style:style>
    <style:style style:name="Table1.B2" style:family="table-cell">
      <style:table-cell-properties style:border-line-width-left="0in 0.0014in 0.0007in" style:border-line-width-bottom="0in 0.0014in 0.0007in" fo:padding="0.0313in" fo:border-left="0.05pt double #808080" fo:border-right="none" fo:border-top="none" fo:border-bottom="0.05pt double #808080"/>
    </style:style>
    <style:style style:name="Table1.E2" style:family="table-cell">
      <style:table-cell-properties style:vertical-align="middle" style:border-line-width-left="0in 0.0014in 0.0007in" style:border-line-width-right="0in 0.0014in 0.0007in" style:border-line-width-bottom="0in 0.0014in 0.0007in" fo:padding="0.0313in" fo:border-left="0.05pt double #808080" fo:border-right="0.05pt double #808080" fo:border-top="none" fo:border-bottom="0.05pt double #808080"/>
    </style:style>
    <style:style style:name="Table1.B3" style:family="table-cell">
      <style:table-cell-properties style:border-line-width-left="0in 0.0014in 0.0007in" style:border-line-width-bottom="0in 0.0014in 0.0007in" fo:padding="0.0313in" fo:border-left="0.05pt double #808080" fo:border-right="none" fo:border-top="none" fo:border-bottom="0.05pt double #808080"/>
    </style:style>
    <style:style style:name="Table1.B4" style:family="table-cell">
      <style:table-cell-properties style:border-line-width-left="0in 0.0014in 0.0007in" style:border-line-width-bottom="0in 0.0014in 0.0007in" fo:padding="0.0313in" fo:border-left="0.05pt double #808080" fo:border-right="none" fo:border-top="none" fo:border-bottom="0.05pt double #808080"/>
    </style:style>
    <style:style style:name="Table1.B5" style:family="table-cell">
      <style:table-cell-properties style:border-line-width-left="0in 0.0014in 0.0007in" style:border-line-width-bottom="0in 0.0014in 0.0007in" fo:padding="0.0313in" fo:border-left="0.05pt double #808080" fo:border-right="none" fo:border-top="none" fo:border-bottom="0.05pt double #808080"/>
    </style:style>
    <style:style style:name="Table1.B6" style:family="table-cell">
      <style:table-cell-properties style:border-line-width-left="0in 0.0014in 0.0007in" style:border-line-width-bottom="0in 0.0014in 0.0007in" fo:padding="0.0313in" fo:border-left="0.05pt double #808080" fo:border-right="none" fo:border-top="none" fo:border-bottom="0.05pt double #808080"/>
    </style:style>
    <style:style style:name="Table1.B7" style:family="table-cell">
      <style:table-cell-properties style:border-line-width-left="0in 0.0014in 0.0007in" style:border-line-width-bottom="0in 0.0014in 0.0007in" fo:padding="0.0313in" fo:border-left="0.05pt double #808080" fo:border-right="none" fo:border-top="none" fo:border-bottom="0.05pt double #808080"/>
    </style:style>
    <style:style style:name="Table1.B8" style:family="table-cell">
      <style:table-cell-properties style:border-line-width-left="0in 0.0014in 0.0007in" style:border-line-width-bottom="0in 0.0014in 0.0007in" fo:padding="0.0313in" fo:border-left="0.05pt double #808080" fo:border-right="none" fo:border-top="none" fo:border-bottom="0.05pt double #808080"/>
    </style:style>
    <style:style style:name="P1" style:family="paragraph" style:parent-style-name="Standard">
      <style:text-properties style:font-name="Arial" fo:font-weight="bold" officeooo:rsid="001c65ea" officeooo:paragraph-rsid="001c65ea" style:font-weight-asian="bold" style:font-weight-complex="bold"/>
    </style:style>
    <style:style style:name="P2" style:family="paragraph" style:parent-style-name="Standard" style:list-style-name="L1">
      <style:text-properties style:font-name="Arial" fo:font-weight="bold" officeooo:rsid="001c65ea" officeooo:paragraph-rsid="001c65ea" style:font-weight-asian="bold" style:font-weight-complex="bold"/>
    </style:style>
    <style:style style:name="P3" style:family="paragraph" style:parent-style-name="Standard" style:list-style-name="L1">
      <style:text-properties style:font-name="Arial" fo:font-weight="bold" officeooo:rsid="00210b84" officeooo:paragraph-rsid="00210b84" style:font-weight-asian="bold" style:font-weight-complex="bold"/>
    </style:style>
    <style:style style:name="P4" style:family="paragraph" style:parent-style-name="Standard">
      <style:text-properties style:font-name="Arial" fo:font-weight="bold" officeooo:rsid="00210b84" officeooo:paragraph-rsid="00210b84" style:font-weight-asian="bold" style:font-weight-complex="bold"/>
    </style:style>
    <style:style style:name="P5" style:family="paragraph" style:parent-style-name="Standard" style:list-style-name="L1">
      <style:text-properties style:font-name="Arial" fo:font-weight="bold" officeooo:rsid="00238b40" officeooo:paragraph-rsid="00238b40" style:font-weight-asian="bold" style:font-weight-complex="bold"/>
    </style:style>
    <style:style style:name="P6" style:family="paragraph" style:parent-style-name="Standard">
      <style:text-properties style:font-name="Arial" fo:font-weight="bold" officeooo:rsid="00238b40" officeooo:paragraph-rsid="00238b40" style:font-weight-asian="bold" style:font-weight-complex="bold"/>
    </style:style>
    <style:style style:name="P7" style:family="paragraph" style:parent-style-name="Standard">
      <style:text-properties style:font-name="Arial" fo:font-weight="normal" officeooo:rsid="001c65ea" officeooo:paragraph-rsid="001c65ea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1c65ea" officeooo:paragraph-rsid="002032bb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238b40" officeooo:paragraph-rsid="00238b40" style:font-weight-asian="normal" style:font-weight-complex="normal"/>
    </style:style>
    <style:style style:name="P10" style:family="paragraph" style:parent-style-name="Standard">
      <style:text-properties style:font-name="Arial" fo:language="de" fo:country="AT" fo:font-weight="normal" officeooo:rsid="001c65ea" officeooo:paragraph-rsid="001c65ea" style:font-size-asian="10.5pt" style:font-weight-asian="normal" style:font-weight-complex="normal"/>
    </style:style>
    <style:style style:name="P11" style:family="paragraph" style:parent-style-name="Standard" style:list-style-name="L1">
      <style:text-properties style:font-name="Arial" fo:language="de" fo:country="AT" fo:font-weight="normal" officeooo:rsid="001c65ea" officeooo:paragraph-rsid="001c65ea" style:font-size-asian="10.5pt" style:font-weight-asian="normal" style:font-weight-complex="normal"/>
    </style:style>
    <style:style style:name="P12" style:family="paragraph" style:parent-style-name="Standard">
      <style:text-properties style:font-name="Arial" fo:language="de" fo:country="AT" fo:font-weight="normal" officeooo:rsid="001c65ea" officeooo:paragraph-rsid="002032bb" style:font-size-asian="10.5pt" style:font-weight-asian="normal" style:font-weight-complex="normal"/>
    </style:style>
    <style:style style:name="P13" style:family="paragraph" style:parent-style-name="Standard">
      <style:text-properties style:font-name="Arial" fo:language="de" fo:country="AT" fo:font-weight="normal" officeooo:rsid="00238b40" officeooo:paragraph-rsid="00238b40" style:font-weight-asian="normal" style:font-weight-complex="normal"/>
    </style:style>
    <style:style style:name="P14" style:family="paragraph" style:parent-style-name="Standard">
      <style:text-properties style:font-name="Arial" fo:language="de" fo:country="AT" fo:font-weight="normal" officeooo:rsid="00238b40" officeooo:paragraph-rsid="00272010" style:font-weight-asian="normal" style:font-weight-complex="normal"/>
    </style:style>
    <style:style style:name="P15" style:family="paragraph" style:parent-style-name="Standard">
      <style:text-properties style:font-name="Arial" fo:language="de" fo:country="AT" fo:font-weight="normal" officeooo:rsid="00272010" officeooo:paragraph-rsid="00272010" style:font-weight-asian="normal" style:font-weight-complex="normal"/>
    </style:style>
    <style:style style:name="P16" style:family="paragraph" style:parent-style-name="Standard">
      <style:text-properties style:font-name="Arial" fo:language="de" fo:country="AT" fo:font-weight="normal" officeooo:rsid="00272010" officeooo:paragraph-rsid="00282401" style:font-weight-asian="normal" style:font-weight-complex="normal"/>
    </style:style>
    <style:style style:name="P17" style:family="paragraph" style:parent-style-name="Standard">
      <style:text-properties style:font-name="Arial" fo:language="de" fo:country="AT" fo:font-weight="normal" officeooo:rsid="0029f93a" officeooo:paragraph-rsid="0029f93a" style:font-weight-asian="normal" style:font-weight-complex="normal"/>
    </style:style>
    <style:style style:name="P18" style:family="paragraph" style:parent-style-name="Standard">
      <style:text-properties style:font-name="Arial" fo:language="de" fo:country="AT" fo:font-weight="normal" officeooo:rsid="0029f93a" officeooo:paragraph-rsid="00282401" style:font-weight-asian="normal" style:font-weight-complex="normal"/>
    </style:style>
    <style:style style:name="P19" style:family="paragraph" style:parent-style-name="Standard" style:list-style-name="L1">
      <style:text-properties style:font-name="Arial" fo:language="de" fo:country="AT" fo:font-weight="bold" officeooo:rsid="00272010" officeooo:paragraph-rsid="00272010" style:font-weight-asian="bold" style:font-weight-complex="bold"/>
    </style:style>
    <style:style style:name="P20" style:family="paragraph" style:parent-style-name="Standard">
      <style:text-properties style:font-name="Arial" fo:language="de" fo:country="AT" fo:font-weight="bold" officeooo:rsid="00272010" officeooo:paragraph-rsid="00272010" style:font-weight-asian="bold" style:font-weight-complex="bold"/>
    </style:style>
    <style:style style:name="P21" style:family="paragraph" style:parent-style-name="Standard">
      <style:text-properties style:font-name="Arial" fo:language="de" fo:country="AT" fo:font-weight="bold" officeooo:rsid="002a6ea7" officeooo:paragraph-rsid="002a6ea7" style:font-weight-asian="bold" style:font-weight-complex="bold"/>
    </style:style>
    <style:style style:name="P22" style:family="paragraph" style:parent-style-name="Standard">
      <style:text-properties style:font-name="Arial" fo:language="de" fo:country="AT" fo:font-weight="bold" officeooo:rsid="002a6ea7" officeooo:paragraph-rsid="0029f93a" style:font-weight-asian="bold" style:font-weight-complex="bold"/>
    </style:style>
    <style:style style:name="P23" style:family="paragraph" style:parent-style-name="Standard">
      <style:text-properties style:font-name="Courier New" fo:font-weight="normal" officeooo:rsid="001c65ea" officeooo:paragraph-rsid="002032bb" style:font-weight-asian="normal" style:font-weight-complex="normal"/>
    </style:style>
    <style:style style:name="P24" style:family="paragraph" style:parent-style-name="Standard">
      <style:text-properties style:font-name="Courier New" fo:font-weight="normal" officeooo:rsid="00210b84" officeooo:paragraph-rsid="00210b84" style:font-weight-asian="normal" style:font-weight-complex="normal"/>
    </style:style>
    <style:style style:name="P25" style:family="paragraph" style:parent-style-name="Standard">
      <style:text-properties style:font-name="Courier New" fo:font-weight="normal" officeooo:rsid="00210b84" officeooo:paragraph-rsid="00228d7c" style:font-weight-asian="normal" style:font-weight-complex="normal"/>
    </style:style>
    <style:style style:name="P26" style:family="paragraph" style:parent-style-name="Standard" style:list-style-name="L1">
      <style:paragraph-properties fo:break-before="page"/>
      <style:text-properties style:font-name="Arial" fo:language="de" fo:country="AT" fo:font-weight="bold" officeooo:rsid="00282401" officeooo:paragraph-rsid="00282401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style:font-name="Arial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paragraph-rsid="0029f93a"/>
    </style:style>
    <style:style style:name="P31" style:family="paragraph" style:parent-style-name="Table_20_Contents">
      <style:paragraph-properties fo:text-align="start" style:justify-single-word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a08a" style:font-weight-asian="bold" style:font-weight-complex="bold"/>
    </style:style>
    <style:style style:name="T3" style:family="text">
      <style:text-properties fo:font-weight="bold" officeooo:rsid="001f72e9" style:font-weight-asian="bold" style:font-weight-complex="bold"/>
    </style:style>
    <style:style style:name="T4" style:family="text">
      <style:text-properties officeooo:rsid="00252cd4"/>
    </style:style>
    <style:style style:name="T5" style:family="text">
      <style:text-properties officeooo:rsid="0029f9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0901</text:p>
      <text:p text:style-name="P1"/>
      <text:list xml:id="list1195213484672030973" text:style-name="L1">
        <text:list-item>
          <text:p text:style-name="P2">Using a telnet client, e.g. Putty, request the Document “/” from www.google.at</text:p>
          <text:p text:style-name="P2">Explain the result in a few words (i.e. not each line but some of them).</text:p>
          <text:p text:style-name="P2">Is there a difference whether you request “/” using HTTP/1.0 or HTTP/1.1?</text:p>
        </text:list-item>
      </text:list>
      <text:p text:style-name="P1"/>
      <text:p text:style-name="P8">HTTP/1.0:</text:p>
      <text:p text:style-name="P8"/>
      <text:p text:style-name="P23">marc@i7-1:~$ telnet www.google.at 80</text:p>
      <text:p text:style-name="P23">Trying 173.194.116.215...</text:p>
      <text:p text:style-name="P23">Connected to www.google.at.</text:p>
      <text:p text:style-name="P23">Escape character is '^]'.</text:p>
      <text:p text:style-name="P23">GET / HTTP/1.0</text:p>
      <text:p text:style-name="P23"></text:p>
      <text:p text:style-name="P23">HTTP/1.0 302 Found <text:span text:style-name="T2">← Statuscode</text:span></text:p>
      <text:p text:style-name="P23">Location: <text:a xlink:type="simple" xlink:href="http://www.google.at/">http://www.google.at/</text:a> gws_rd=cr&amp;ei=weX5UsvkGIrc4wTE44CwBA</text:p>
      <text:p text:style-name="P23">Cache-Control: <text:span text:style-name="T1">private </text:span><text:span text:style-name="T2">← Wie soll gecachet werden (zB bei Proxys) – private: Seite darf bei Proxys nicht gecachet werden</text:span></text:p>
      <text:p text:style-name="P23">Content-Type: text/html; charset=UTF-8</text:p>
      <text:p text:style-name="P23">Set-Cookie: PREF=ID=10a2bce9dc9446e5:FF=0:TM=1392108993:LM=1392108993:S=1VjEhP1zzW1xJ1Yh; expires=Thu, 11-Feb-2016 08:56:33 GMT; path=/; domain=.google.com</text:p>
      <text:p text:style-name="P23">Set-Cookie: NID=67=RuGLTiU3Wv6MNuYTsKCwuSoIIE3LgjLBXa2rxNUeYJD4JvHvWRwa9lqwcVZPisgNJc4469GxcImsLai-qL90RZnnRjmD_JijCLEmn14-IDjWDcJe7O4JuZmzAeC9xude; expires=Wed, 13-Aug-2014 08:56:33 GMT; path=/; domain=.google.com; HttpOnly <text:span text:style-name="T3">← Cookie für Usertracking</text:span></text:p>
      <text:p text:style-name="P23">P3P: CP="This is not a P3P policy! See http://www.google.com/support/accounts/bin/answer.py?hl=en&amp;answer=151657 for more info."</text:p>
      <text:p text:style-name="P23">Date: Tue, 11 Feb 2014 08:56:33 GMT</text:p>
      <text:p text:style-name="P23">Server: gws <text:span text:style-name="T3">← Hier kann der Typ des Webserver und die Version stehen, wird aus Sicherheitsgründen meist nicht angegeben</text:span></text:p>
      <text:p text:style-name="P23">Content-Length: 258</text:p>
      <text:p text:style-name="P23">X-XSS-Protection: 1; mode=block</text:p>
      <text:p text:style-name="P23">X-Frame-Options: SAMEORIGIN</text:p>
      <text:p text:style-name="P23">Alternate-Protocol: 80:quic</text:p>
      <text:p text:style-name="P23"></text:p>
      <text:p text:style-name="P23">&lt;HTML&gt;&lt;HEAD&gt;&lt;meta http-equiv="content-type" content="text/html;charset=utf-8"&gt;</text:p>
      <text:p text:style-name="P23">&lt;TITLE&gt;302 Moved&lt;/TITLE&gt;&lt;/HEAD&gt;&lt;BODY&gt;</text:p>
      <text:p text:style-name="P23">&lt;H1&gt;302 Moved&lt;/H1&gt;</text:p>
      <text:p text:style-name="P23">The document has moved</text:p>
      <text:p text:style-name="P23">&lt;A HREF="http://www.google.at/?gws_rd=cr&amp;amp;ei=weX5UsvkGIrc4wTE44CwBA"&gt;here&lt;/A&gt;.</text:p>
      <text:p text:style-name="P23">&lt;/BODY&gt;&lt;/HTML&gt; <text:span text:style-name="T3">← Ausgeliefertes HTML-Dokument</text:span></text:p>
      <text:p text:style-name="P23">Connection closed by foreign host.</text:p>
      <text:p text:style-name="P23"/>
      <text:p text:style-name="P8">HTTP/1.1:</text:p>
      <text:p text:style-name="P8"/>
      <text:p text:style-name="P23">marc@i7-1:~$ telnet www.google.at 80</text:p>
      <text:p text:style-name="P23"><text:soft-page-break/>Trying 173.194.116.215...</text:p>
      <text:p text:style-name="P23">Connected to www.google.at.</text:p>
      <text:p text:style-name="P23">Escape character is '^]'.</text:p>
      <text:p text:style-name="P23">GET / HTTP/1.1</text:p>
      <text:p text:style-name="P23"></text:p>
      <text:p text:style-name="P23">HTTP/1.1 302 Found</text:p>
      <text:p text:style-name="P23">Location: http://www.google.at/?gws_rd=cr&amp;ei=-OX5Upn0HoTk4wSxsYHgCQ</text:p>
      <text:p text:style-name="P23">Cache-Control: private</text:p>
      <text:p text:style-name="P23">Content-Type: text/html; charset=UTF-8</text:p>
      <text:p text:style-name="P23">Set-Cookie: PREF=ID=b8a69e0ffeeb931a:FF=0:TM=1392109048:LM=1392109048:S=0VOkT3QJ3QXBQ-_M; expires=Thu, 11-Feb-2016 08:57:28 GMT; path=/; domain=.google.com</text:p>
      <text:p text:style-name="P23">Set-Cookie: NID=67=ZkKIGzbKOqY4sH_juRGZHDbXjrxUuj44FLkXOWsK_t62DrMO-oen2_Z6SgQNOhhGiAmqfF1_M0KbDz_DhiRcueRi3XDre7aukgBP37JXW76lX69s5_AGgLzcCnA7Xaoe; expires=Wed, 13-Aug-2014 08:57:28 GMT; path=/; domain=.google.com; HttpOnly</text:p>
      <text:p text:style-name="P23">P3P: CP="This is not a P3P policy! See http://www.google.com/support/accounts/bin/answer.py?hl=en&amp;answer=151657 for more info."</text:p>
      <text:p text:style-name="P23">Date: Tue, 11 Feb 2014 08:57:28 GMT</text:p>
      <text:p text:style-name="P23">Server: gws</text:p>
      <text:p text:style-name="P23">Content-Length: 258</text:p>
      <text:p text:style-name="P23">X-XSS-Protection: 1; mode=block</text:p>
      <text:p text:style-name="P23">X-Frame-Options: SAMEORIGIN</text:p>
      <text:p text:style-name="P23">Alternate-Protocol: 80:quic</text:p>
      <text:p text:style-name="P23"></text:p>
      <text:p text:style-name="P23">&lt;HTML&gt;&lt;HEAD&gt;&lt;meta http-equiv="content-type" content="text/html;charset=utf-8"&gt;</text:p>
      <text:p text:style-name="P23">&lt;TITLE&gt;302 Moved&lt;/TITLE&gt;&lt;/HEAD&gt;&lt;BODY&gt;</text:p>
      <text:p text:style-name="P23">&lt;H1&gt;302 Moved&lt;/H1&gt;</text:p>
      <text:p text:style-name="P23">The document has moved</text:p>
      <text:p text:style-name="P23">&lt;A HREF="http://www.google.at/?gws_rd=cr&amp;amp;ei=-OX5Upn0HoTk4wSxsYHgCQ"&gt;here&lt;/A&gt;.</text:p>
      <text:p text:style-name="P23">&lt;/BODY&gt;&lt;/HTML&gt;</text:p>
      <text:p text:style-name="P23"/>
      <text:p text:style-name="P8">HTTP/1.1 mit Host:</text:p>
      <text:p text:style-name="P8"/>
      <text:p text:style-name="P23">marc@i7-1:~$ telnet www.google.at 80</text:p>
      <text:p text:style-name="P23">Trying 173.194.116.215...</text:p>
      <text:p text:style-name="P23">Connected to www.google.at.</text:p>
      <text:p text:style-name="P23">Escape character is '^]'.</text:p>
      <text:p text:style-name="P23">GET / HTTP/1.1</text:p>
      <text:p text:style-name="P23">Host: <text:a xlink:type="simple" xlink:href="http://www.google.at/">www.google.at</text:a></text:p>
      <text:p text:style-name="P23"/>
      <text:p text:style-name="P23">HTTP/1.1 200 OK</text:p>
      <text:p text:style-name="P23">Date: Tue, 11 Feb 2014 09:00:41 GMT</text:p>
      <text:p text:style-name="P23">Expires: -1</text:p>
      <text:p text:style-name="P23">Cache-Control: private, max-age=0</text:p>
      <text:p text:style-name="P23">Content-Type: text/html; charset=ISO-8859-1</text:p>
      <text:p text:style-name="P23">Set-Cookie: <text:soft-page-break/>PREF=ID=a05e33afbc9200b0:FF=0:TM=1392109241:LM=1392109241:S=HCq07xm$</text:p>
      <text:p text:style-name="P23">Set-Cookie: NID=67=YgdtCkTmz58JywtNpLSoB9E_I9nrDgXvxQn26PKHm6uaEoO7wGapmb9fVuV-$</text:p>
      <text:p text:style-name="P23">P3P: CP="This is not a P3P policy! See http://www.google.com/support/accounts/b$</text:p>
      <text:p text:style-name="P23">Server: gws</text:p>
      <text:p text:style-name="P23">X-XSS-Protection: 1; mode=block</text:p>
      <text:p text:style-name="P23">X-Frame-Options: SAMEORIGIN</text:p>
      <text:p text:style-name="P23">Alternate-Protocol: 80:quic</text:p>
      <text:p text:style-name="P23">Transfer-Encoding: chunked</text:p>
      <text:p text:style-name="P23"/>
      <text:p text:style-name="P23">8000</text:p>
      <text:p text:style-name="P23">&lt;!doctype html&gt;&lt;html itemscope="" itemtype="http://schema.org/WebPage"&gt;&lt;hea$</text:p>
      <text:p text:style-name="P23">window.google={kEI:"ueb5UpD7LePf4QSsmoHAAg",getEI:function(a){for(var b;a&amp;&amp;$</text:p>
      <text:p text:style-name="P23">new Image,f=google.lc,e=google.li,g="";d.onerror=d.onload=d.onabort=functio$</text:p>
      <text:p text:style-name="P23">(function(){google.sn="webhp";google.timers={};google.startTick=function(a,$</text:p>
      <text:p text:style-name="P23">try{}catch(d){}})();</text:p>
      <text:p text:style-name="P23">.</text:p>
      <text:p text:style-name="P23">.</text:p>
      <text:p text:style-name="P23">.</text:p>
      <text:p text:style-name="P23">google.timers.load.t.prt=e=(new Date).getTim$</text:p>
      <text:p text:style-name="P23">&lt;/script&gt;&lt;/body&gt;&lt;/html&gt;</text:p>
      <text:p text:style-name="P23">0</text:p>
      <text:p text:style-name="P8"/>
      <text:p text:style-name="P23"/>
      <text:p text:style-name="P12">Bei HTTP/1.0 wird die Verbindung vom Server automatisch nach ausliefern des Dokuments geschlossen. Bei HTTP/1.1 bleibt die Verbindung bestehen. Sowohl bei HTTP/1.0 als auch bei HTTP/1.1 ohne Host meldet sich der Server mit dem Statuscode 302 – die Ressource steht unter der im Location Header angegebenen Adresse bereit. Bei HTTP/1.1 meldet sich der Server mit dem Statuscode 200 – Anfrage wurde erfolgreich bearbeitet und Ergebnis wird ausgeliefert.</text:p>
      <text:p text:style-name="P12"/>
      <text:list xml:id="list142134324535411" text:continue-numbering="true" text:style-name="L1">
        <text:list-item>
          <text:p text:style-name="P3">Find a popular web site which uses round-robin DNS. List a few of there IPs they are using.</text:p>
        </text:list-item>
      </text:list>
      <text:p text:style-name="P4"/>
      <text:p text:style-name="P25">marc@i7-1:~$ nslookup</text:p>
      <text:p text:style-name="P25"/>
      <text:p text:style-name="P25">&gt; <text:span text:style-name="T1">www.google.at</text:span></text:p>
      <text:p text:style-name="P25">Server:<text:tab/><text:tab/>127.0.1.1</text:p>
      <text:p text:style-name="P25">Address:<text:tab/>127.0.1.1#53</text:p>
      <text:p text:style-name="P25"></text:p>
      <text:p text:style-name="P25">Non-authoritative answer:</text:p>
      <text:p text:style-name="P25">Name:<text:tab/>www.google.at</text:p>
      <text:p text:style-name="P25">Address: 173.194.113.63</text:p>
      <text:p text:style-name="P25">Name:<text:tab/>www.google.at</text:p>
      <text:p text:style-name="P25">Address: 173.194.113.55</text:p>
      <text:p text:style-name="P25"><text:soft-page-break/>Name:<text:tab/>www.google.at</text:p>
      <text:p text:style-name="P25">Address: 173.194.113.56</text:p>
      <text:p text:style-name="P25"/>
      <text:p text:style-name="P25">&gt; <text:span text:style-name="T1">www.orf.at</text:span></text:p>
      <text:p text:style-name="P25">Server:<text:tab/><text:tab/>127.0.1.1</text:p>
      <text:p text:style-name="P25">Address:<text:tab/>127.0.1.1#53</text:p>
      <text:p text:style-name="P25"></text:p>
      <text:p text:style-name="P25">Non-authoritative answer:</text:p>
      <text:p text:style-name="P25">Name:<text:tab/>www.orf.at</text:p>
      <text:p text:style-name="P25">Address: 194.232.104.142</text:p>
      <text:p text:style-name="P25">Name:<text:tab/>www.orf.at</text:p>
      <text:p text:style-name="P25">Address: 194.232.104.141</text:p>
      <text:p text:style-name="P25">Name:<text:tab/>www.orf.at</text:p>
      <text:p text:style-name="P25">Address: 194.232.104.140</text:p>
      <text:p text:style-name="P25">Name:<text:tab/>www.orf.at</text:p>
      <text:p text:style-name="P25">Address: 194.232.104.139</text:p>
      <text:p text:style-name="P25"/>
      <text:p text:style-name="P25">&gt; <text:span text:style-name="T1">www.amd.com</text:span></text:p>
      <text:p text:style-name="P25">Server:<text:tab/><text:tab/>127.0.1.1</text:p>
      <text:p text:style-name="P25">Address:<text:tab/>127.0.1.1#53</text:p>
      <text:p text:style-name="P25"></text:p>
      <text:p text:style-name="P25">Non-authoritative answer:</text:p>
      <text:p text:style-name="P25">www.amd.com<text:tab/>canonical name = www.amd.com.edgesuite.net.</text:p>
      <text:p text:style-name="P25">www.amd.com.edgesuite.net<text:tab/>canonical name = a1726.b.akamai.net.</text:p>
      <text:p text:style-name="P25">Name:<text:tab/>a1726.b.akamai.net</text:p>
      <text:p text:style-name="P25">Address: 2.20.182.240</text:p>
      <text:p text:style-name="P25">Name:<text:tab/>a1726.b.akamai.net</text:p>
      <text:p text:style-name="P25">Address: 2.20.182.17</text:p>
      <text:p text:style-name="P25"/>
      <text:list xml:id="list142134542770236" text:continue-numbering="true" text:style-name="L1">
        <text:list-item>
          <text:p text:style-name="P5">Try to find out details regarding load balancing of a popular site. I.e. how does Google do it, etc.</text:p>
        </text:list-item>
      </text:list>
      <text:p text:style-name="P6"/>
      <text:p text:style-name="P9">Wikipedia: <text:a xlink:type="simple" xlink:href="http://en.wikipedia.org/wiki/Wikipedia#Hardware_operations_and_support">http://en.wikipedia.org/wiki/Wikipedia#Hardware_operations_and_support</text:a></text:p>
      <text:list xml:id="list142134353615531" text:continue-numbering="true" text:style-name="L1">
        <text:list-header>
          <text:p text:style-name="P5"/>
        </text:list-header>
        <text:list-item>
          <text:p text:style-name="P5">Why do persistent connections generally improve performance compared to nonpersistent connections?</text:p>
        </text:list-item>
      </text:list>
      <text:p text:style-name="P6"/>
      <text:p text:style-name="P14">Overhead durch ständigen Verbindungsaufbau und -abbau (zB TCP) <text:span text:style-name="T4">wird minimiert.</text:span></text:p>
      <text:p text:style-name="P14"/>
      <text:list xml:id="list142134201056624" text:continue-numbering="true" text:style-name="L1">
        <text:list-item>
          <text:p text:style-name="P19">With web pages being already highly personalized one could argue that web caches are obsolete. Yet, they are still used and yield a performance gain. Explain why.</text:p>
        </text:list-item>
      </text:list>
      <text:p text:style-name="P20"/>
      <text:p text:style-name="P16">Für das Ausliefern von statischen Content, in einen Content Delivery Network um Kopien nahe beim User zu haben, als reverse proxy für load balancing</text:p>
      <text:list xml:id="list142133702267774" text:continue-numbering="true" text:style-name="L1">
        <text:list-item>
          <text:p text:style-name="P26">There are, in principle, 3 different techniques for redirecting clients to servers: TCP handoff, DNS-based redirection and HTTP-based redirection. What are the main advantages/disadvantages of each technique?</text:p>
        </text:list-item>
      </text:list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9">No.</text:p>
          </table:table-cell>
          <table:table-cell table:style-name="Table1.B1" office:value-type="string">
            <text:p text:style-name="P31">Category name</text:p>
          </table:table-cell>
          <table:table-cell table:style-name="Table1.A1" office:value-type="string">
            <text:p text:style-name="P30">HTTP-base<text:span text:style-name="T5">d</text:span></text:p>
          </table:table-cell>
          <table:table-cell table:style-name="Table1.A1" office:value-type="string">
            <text:p text:style-name="P29">TCP</text:p>
          </table:table-cell>
          <table:table-cell table:style-name="Table1.E1" office:value-type="string">
            <text:p text:style-name="P29">DNS-based</text:p>
          </table:table-cell>
        </table:table-row>
        <table:table-row>
          <table:table-cell table:style-name="Table1.A2" office:value-type="string">
            <text:p text:style-name="P29">1.</text:p>
          </table:table-cell>
          <table:table-cell table:style-name="Table1.B7" office:value-type="string">
            <text:p text:style-name="P31">Redirection transparency</text:p>
          </table:table-cell>
          <table:table-cell table:style-name="Table1.A2" office:value-type="string">
            <text:p text:style-name="P29">*</text:p>
          </table:table-cell>
          <table:table-cell table:style-name="Table1.A2" office:value-type="string">
            <text:p text:style-name="P29">*****</text:p>
          </table:table-cell>
          <table:table-cell table:style-name="Table1.E2" office:value-type="string">
            <text:p text:style-name="P29">****</text:p>
          </table:table-cell>
        </table:table-row>
        <table:table-row>
          <table:table-cell table:style-name="Table1.A2" office:value-type="string">
            <text:p text:style-name="P29">2.</text:p>
          </table:table-cell>
          <table:table-cell table:style-name="Table1.B7" office:value-type="string">
            <text:p text:style-name="P31">Level of integration</text:p>
          </table:table-cell>
          <table:table-cell table:style-name="Table1.A2" office:value-type="string">
            <text:p text:style-name="P29">*****</text:p>
          </table:table-cell>
          <table:table-cell table:style-name="Table1.A2" office:value-type="string">
            <text:p text:style-name="P29">*****</text:p>
          </table:table-cell>
          <table:table-cell table:style-name="Table1.E2" office:value-type="string">
            <text:p text:style-name="P29">*****</text:p>
          </table:table-cell>
        </table:table-row>
        <table:table-row>
          <table:table-cell table:style-name="Table1.A2" office:value-type="string">
            <text:p text:style-name="P29">3.</text:p>
          </table:table-cell>
          <table:table-cell table:style-name="Table1.B7" office:value-type="string">
            <text:p text:style-name="P31">Scalability</text:p>
          </table:table-cell>
          <table:table-cell table:style-name="Table1.A2" office:value-type="string">
            <text:p text:style-name="P29">****</text:p>
          </table:table-cell>
          <table:table-cell table:style-name="Table1.A2" office:value-type="string">
            <text:p text:style-name="P29">**</text:p>
          </table:table-cell>
          <table:table-cell table:style-name="Table1.E2" office:value-type="string">
            <text:p text:style-name="P29">*****</text:p>
          </table:table-cell>
        </table:table-row>
        <table:table-row>
          <table:table-cell table:style-name="Table1.A2" office:value-type="string">
            <text:p text:style-name="P29">4.</text:p>
          </table:table-cell>
          <table:table-cell table:style-name="Table1.B7" office:value-type="string">
            <text:p text:style-name="P31">Deployment</text:p>
          </table:table-cell>
          <table:table-cell table:style-name="Table1.A2" office:value-type="string">
            <text:p text:style-name="P29">*****</text:p>
          </table:table-cell>
          <table:table-cell table:style-name="Table1.A2" office:value-type="string">
            <text:p text:style-name="P29">*</text:p>
          </table:table-cell>
          <table:table-cell table:style-name="Table1.E2" office:value-type="string">
            <text:p text:style-name="P29">****</text:p>
          </table:table-cell>
        </table:table-row>
        <table:table-row>
          <table:table-cell table:style-name="Table1.A2" office:value-type="string">
            <text:p text:style-name="P29">5.</text:p>
          </table:table-cell>
          <table:table-cell table:style-name="Table1.B7" office:value-type="string">
            <text:p text:style-name="P31">Redirection granularity</text:p>
          </table:table-cell>
          <table:table-cell table:style-name="Table1.A2" office:value-type="string">
            <text:p text:style-name="P29">*****</text:p>
          </table:table-cell>
          <table:table-cell table:style-name="Table1.A2" office:value-type="string">
            <text:p text:style-name="P29">***</text:p>
          </table:table-cell>
          <table:table-cell table:style-name="Table1.E2" office:value-type="string">
            <text:p text:style-name="P29">***</text:p>
          </table:table-cell>
        </table:table-row>
        <table:table-row>
          <table:table-cell table:style-name="Table1.A2" office:value-type="string">
            <text:p text:style-name="P29">6.</text:p>
          </table:table-cell>
          <table:table-cell table:style-name="Table1.B7" office:value-type="string">
            <text:p text:style-name="P31">Client loc. identification</text:p>
          </table:table-cell>
          <table:table-cell table:style-name="Table1.A2" office:value-type="string">
            <text:p text:style-name="P29">*****</text:p>
          </table:table-cell>
          <table:table-cell table:style-name="Table1.A2" office:value-type="string">
            <text:p text:style-name="P29">*****</text:p>
          </table:table-cell>
          <table:table-cell table:style-name="Table1.E2" office:value-type="string">
            <text:p text:style-name="P29">***</text:p>
          </table:table-cell>
        </table:table-row>
        <table:table-row>
          <table:table-cell table:style-name="Table1.A2" office:value-type="string">
            <text:p text:style-name="P29">7.</text:p>
          </table:table-cell>
          <table:table-cell table:style-name="Table1.B8" office:value-type="string">
            <text:p text:style-name="P31">Multiple response</text:p>
          </table:table-cell>
          <table:table-cell table:style-name="Table1.A2" office:value-type="string">
            <text:p text:style-name="P29">*</text:p>
          </table:table-cell>
          <table:table-cell table:style-name="Table1.A2" office:value-type="string">
            <text:p text:style-name="P29">*</text:p>
          </table:table-cell>
          <table:table-cell table:style-name="Table1.E2" office:value-type="string">
            <text:p text:style-name="P29">*****</text:p>
          </table:table-cell>
        </table:table-row>
      </table:table>
      <text:p text:style-name="P22"/>
      <text:p text:style-name="P21"/>
      <text:p text:style-name="P21"/>
      <text:p text:style-name="P20"/>
      <text:p text:style-name="P15"/>
      <text:p text:style-name="P15"/>
      <text:p text:style-name="P15"/>
      <text:p text:style-name="P6"/>
      <text:p text:style-name="P13"/>
      <text:p text:style-name="P13"/>
      <text:p text:style-name="P15"/>
      <text:p text:style-name="P13"/>
      <text:p text:style-name="P13"/>
      <text:p text:style-name="P6"/>
      <text:p text:style-name="P9"/>
      <text:p text:style-name="P9"/>
      <text:p text:style-name="P9"/>
      <text:p text:style-name="P9"/>
      <text:p text:style-name="P6"/>
      <text:p text:style-name="P4"/>
      <text:p text:style-name="P24"/>
      <text:p text:style-name="P4"/>
      <text:p text:style-name="P1"/>
      <text:p text:style-name="P10"/>
      <text:p text:style-name="P10"/>
      <text:list xml:id="list142133763216937" text:continue-numbering="true" text:style-name="L1">
        <text:list-header>
          <text:p text:style-name="P11"/>
        </text:list-header>
      </text:list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</meta:initial-creator>
    <meta:creation-date>2014-02-11T09:54:59.244547055</meta:creation-date>
    <dc:date>2014-02-11T14:21:32.527182439</dc:date>
    <dc:creator>Marc </dc:creator>
    <meta:editing-duration>PT4H12M59S</meta:editing-duration>
    <meta:editing-cycles>13</meta:editing-cycles>
    <meta:generator>LibreOffice/4.1.3.2$Linux_X86_64 LibreOffice_project/410m0$Build-2</meta:generator>
    <meta:document-statistic meta:table-count="1" meta:image-count="0" meta:object-count="0" meta:page-count="5" meta:paragraph-count="176" meta:word-count="674" meta:character-count="6525" meta:non-whitespace-character-count="5904"/>
  </office:meta>
</office:document-meta>
</file>